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2.062cm" fo:margin-right="0cm" fo:text-align="center" fo:text-indent="-2.062cm"/>
      <style:text-properties fo:font-size="36pt"/>
    </style:style>
    <style:style style:name="P5" style:family="paragraph">
      <loext:graphic-properties draw:fill="none" draw:fill-color="#ffffff"/>
      <style:paragraph-properties fo:margin-left="2.062cm" fo:margin-right="0cm" fo:text-align="center" fo:text-indent="-2.062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28pt" fo:text-shadow="1pt 1pt" style:font-size-asian="28pt" style:font-size-complex="28pt"/>
    </style:style>
    <style:style style:name="P10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4pt"/>
    </style:style>
    <style:style style:name="P11" style:family="paragraph">
      <style:paragraph-properties fo:margin-left="0.318cm" fo:margin-right="0cm" fo:text-indent="0cm"/>
      <style:text-properties fo:font-size="24pt"/>
    </style:style>
    <style:style style:name="P1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24pt" fo:text-shadow="1pt 1pt" style:font-size-asian="24pt" style:font-size-complex="24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5pt" fo:text-shadow="none" fo:font-weight="bold" style:font-size-asian="35pt" style:font-weight-asian="bold" style:font-size-complex="35pt" style:font-weight-complex="bold"/>
    </style:style>
    <style:style style:name="T5" style:family="text">
      <style:text-properties style:font-name="Segoe UI2" fo:font-size="24pt" fo:text-shadow="1pt 1pt" style:font-size-asian="24pt" style:font-size-complex="24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25cm" svg:x="1.36cm" svg:y="0.505cm">
          <draw:text-box>
            <text:p text:style-name="P1"><text:span text:style-name="T1">HYMN #578</text:span></text:p>
            <text:p text:style-name="P1"><text:span text:style-name="T2">“</text:span><text:span text:style-name="T2">Thy Strong W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5" draw:layer="layout" svg:width="25.654cm" svg:height="7.366cm" svg:x="1.2cm" svg:y="0.594cm">
          <draw:text-box>
            <text:p text:style-name="P4"><text:span text:style-name="T3">1. </text:span><text:span text:style-name="T4">Thy strong word did cleave the darkness;</text:span></text:p>
            <text:p text:style-name="P4"><text:span text:style-name="T2">At Thy speaking it was done.</text:span></text:p>
            <text:p text:style-name="P4"><text:span text:style-name="T2">For created light we thank Thee,</text:span></text:p>
            <text:p text:style-name="P4"><text:span text:style-name="T2">While Thine ordered seasons ru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>
        <draw:frame draw:style-name="gr4" draw:text-style-name="P5" draw:layer="layout" svg:width="24.638cm" svg:height="7.011cm" svg:x="1.778cm" svg:y="0.609cm">
          <draw:text-box>
            <text:p text:style-name="P4"><text:span text:style-name="T2">Alleluia, alleluia!</text:span></text:p>
            <text:p text:style-name="P4"><text:span text:style-name="T2">Praise to Thee who light dost send!</text:span></text:p>
            <text:p text:style-name="P4"><text:span text:style-name="T2">Alleluia, alleluia!</text:span></text:p>
            <text:p text:style-name="P4"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>
        <draw:frame draw:style-name="gr5" draw:text-style-name="P8" draw:layer="layout" svg:width="25.654cm" svg:height="8.701cm" svg:x="1.27cm" svg:y="0.508cm">
          <draw:text-box>
            <text:p text:style-name="P7"><text:span text:style-name="T3">2. </text:span><text:span text:style-name="T2">Lo, on those who dwelt in darkness,</text:span><text:span text:style-name="T2"><text:line-break/></text:span><text:span text:style-name="T2">Dark as night and deep as death,</text:span><text:span text:style-name="T2"><text:line-break/></text:span><text:span text:style-name="T2">Broke the light of Thy salvation,</text:span><text:span text:style-name="T2"><text:line-break/></text:span><text:span text:style-name="T4">Breathed Thine own life-breathing br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>
        <draw:frame draw:style-name="gr4" draw:text-style-name="P9" draw:layer="layout" svg:width="24.892cm" svg:height="7.011cm" svg:x="1.524cm" svg:y="0.609cm">
          <draw:text-box>
            <text:p text:style-name="P1"><text:span text:style-name="T2">Alleluia, alleluia!</text:span><text:span text:style-name="T2"><text:line-break/></text:span><text:span text:style-name="T2">Praise to Thee who light dost send!</text:span><text:span text:style-name="T2"><text:line-break/></text:span><text:span text:style-name="T2">Alleluia, alleluia!</text:span><text:span text:style-name="T2"><text:line-break/></text:span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>
        <draw:frame draw:style-name="gr5" draw:text-style-name="P8" draw:layer="layout" svg:width="25.908cm" svg:height="8.701cm" svg:x="1.016cm" svg:y="0.697cm">
          <draw:text-box>
            <text:p text:style-name="P7"><text:span text:style-name="T3">3. </text:span><text:span text:style-name="T2">Thy strong Word bespeaks us righteous;</text:span><text:span text:style-name="T2"><text:line-break/></text:span><text:span text:style-name="T2">Bright with Thine own holiness,</text:span><text:span text:style-name="T2"><text:line-break/></text:span><text:span text:style-name="T2">Glorious now, we press toward glory,</text:span><text:span text:style-name="T2"><text:line-break/></text:span><text:span text:style-name="T2">And our lives our hopes conf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>
        <draw:frame draw:style-name="gr4" draw:text-style-name="P9" draw:layer="layout" svg:width="24.638cm" svg:height="7.011cm" svg:x="1.524cm" svg:y="0.609cm">
          <draw:text-box>
            <text:p text:style-name="P1"><text:span text:style-name="T2">Alleluia, alleluia!</text:span><text:span text:style-name="T2"><text:line-break/></text:span><text:span text:style-name="T2">Praise to Thee who light dost send!</text:span><text:span text:style-name="T2"><text:line-break/></text:span><text:span text:style-name="T2">Alleluia, alleluia!</text:span><text:span text:style-name="T2"><text:line-break/></text:span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>
        <draw:frame draw:style-name="gr4" draw:text-style-name="P8" draw:layer="layout" svg:width="24.638cm" svg:height="7.011cm" svg:x="1.524cm" svg:y="0.609cm">
          <draw:text-box>
            <text:p text:style-name="P7"><text:span text:style-name="T3">4. </text:span><text:span text:style-name="T2">From the cross Thy wisdom shining</text:span><text:span text:style-name="T2"><text:line-break/></text:span><text:span text:style-name="T2">Breaketh forth in conqu’ring might;</text:span><text:span text:style-name="T2"><text:line-break/></text:span><text:span text:style-name="T2">From the cross forever beameth</text:span><text:span text:style-name="T2"><text:line-break/></text:span><text:span text:style-name="T2">All Thy bright redeeming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>
        <draw:frame draw:style-name="gr4" draw:text-style-name="P9" draw:layer="layout" svg:width="24.892cm" svg:height="7.011cm" svg:x="1.691cm" svg:y="0.508cm">
          <draw:text-box>
            <text:p text:style-name="P1"><text:span text:style-name="T2">Alleluia, alleluia!</text:span><text:span text:style-name="T2"><text:line-break/></text:span><text:span text:style-name="T2">Praise to Thee who light dost send!</text:span><text:span text:style-name="T2"><text:line-break/></text:span><text:span text:style-name="T2">Alleluia, alleluia!</text:span><text:span text:style-name="T2"><text:line-break/></text:span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>
        <draw:frame draw:style-name="gr4" draw:text-style-name="P8" draw:layer="layout" svg:width="25.146cm" svg:height="7.011cm" svg:x="1.524cm" svg:y="0.609cm">
          <draw:text-box>
            <text:p text:style-name="P7"><text:span text:style-name="T3">5. </text:span><text:span text:style-name="T2">Give us lips to sing Thy glory,</text:span><text:span text:style-name="T2"><text:line-break/></text:span><text:span text:style-name="T2">Tongues Thy mercy to proclaim,</text:span><text:span text:style-name="T2"><text:line-break/></text:span><text:span text:style-name="T2">Throats that shout the hope that fills us,</text:span><text:span text:style-name="T2"><text:line-break/></text:span><text:span text:style-name="T2">Mouths to speak Thy hol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Hymn_25_20template">
        <draw:frame draw:style-name="gr4" draw:text-style-name="P9" draw:layer="layout" svg:width="25.146cm" svg:height="7.011cm" svg:x="1.294cm" svg:y="0.512cm">
          <draw:text-box>
            <text:p text:style-name="P1"><text:span text:style-name="T2">Alleluia, alleluia!</text:span><text:span text:style-name="T2"><text:line-break/></text:span><text:span text:style-name="T2">May the light which Thou dost send</text:span><text:span text:style-name="T2"><text:line-break/></text:span><text:span text:style-name="T2">Fill our songs with alleluias,</text:span><text:span text:style-name="T2"><text:line-break/></text:span><text:span text:style-name="T2">Alleluias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Hymn_25_20template">
        <draw:frame draw:style-name="gr4" draw:text-style-name="P8" draw:layer="layout" svg:width="24.13cm" svg:height="7.011cm" svg:x="1.778cm" svg:y="0.508cm">
          <draw:text-box>
            <text:p text:style-name="P7"><text:span text:style-name="T3">6. </text:span><text:span text:style-name="T2">God the Father, light-creator,</text:span><text:span text:style-name="T2"><text:line-break/></text:span><text:span text:style-name="T2">To Thee laud and honor be.</text:span><text:span text:style-name="T2"><text:line-break/></text:span><text:span text:style-name="T2">To Thee, Light of Light begotten,</text:span><text:span text:style-name="T2"><text:line-break/></text:span><text:span text:style-name="T2">Praise be sung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Hymn_25_20template">
        <draw:frame draw:style-name="gr6" draw:text-style-name="P12" draw:layer="layout" svg:width="24.892cm" svg:height="12.837cm" svg:x="1.524cm" svg:y="0.625cm">
          <draw:text-box>
            <text:p text:style-name="P10"><text:span text:style-name="T2">Holy Spirit, light-revealer,</text:span><text:span text:style-name="T2"><text:line-break/></text:span><text:span text:style-name="T2">Glory, glory be to Thee.</text:span><text:span text:style-name="T2"><text:line-break/></text:span><text:span text:style-name="T2">Mortals, angels, now and ever</text:span><text:span text:style-name="T2"><text:line-break/></text:span><text:span text:style-name="T2">Praise the holy Trinity!</text:span></text:p>
            <text:p text:style-name="P11"><text:span text:style-name="T5"/></text:p>
            <text:p text:style-name="P11"><text:span text:style-name="T6">© 1969 Concordia Publishing House. </text:span></text:p>
            <text:p text:style-name="P11"><text:span text:style-name="T6">Used by permission: </text:span></text:p>
            <text:p text:style-name="P11"><text:span text:style-name="T6">LSB Hymn License</text:span></text:p>
            <text:p text:style-name="P11"><text:span text:style-name="T6">.NET, no. 100011038.</text:span></text:p>
            <text:p text:style-name="P11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itmap_20_22" draw:display-name="Bitmap 22" xlink:href="Pictures/1000000000000422000002536521D4F7A22AE6D8.jpg" xlink:type="simple" xlink:show="embed" xlink:actuate="onLoad"/>
    <draw:fill-image draw:name="Bitmap_20_23" draw:display-name="Bitmap 23" xlink:href="Pictures/1000000000000422000002536521D4F7A22AE6D8.jpg" xlink:type="simple" xlink:show="embed" xlink:actuate="onLoad"/>
    <draw:fill-image draw:name="Bitmap_20_24" draw:display-name="Bitmap 24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3:28:12.734000000</meta:creation-date>
    <dc:title>Hymn template</dc:title>
    <meta:editing-duration>PT15M11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4-23T17:51:46.020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4-10-24T23:28:12.406000000"/>
  </office:meta>
</office:document-meta>
</file>